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 table:number-columns-repeated="5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5.959942405067" calcext:value-type="float">
            <text:p>235.959942405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5.959942405067" calcext:value-type="float">
            <text:p>235.95994240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959884468918" calcext:value-type="float">
            <text:p>235.95988446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5.959884468918" calcext:value-type="float">
            <text:p>-2.3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8.57590677627" calcext:value-type="float">
            <text:p>3778.575906776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8.57590677627" calcext:value-type="float">
            <text:p>3778.57590677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57587544962" calcext:value-type="float">
            <text:p>3778.575875449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8.57587544962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135763867649745" calcext:value-type="float">
            <text:p>-1.35763867649745E-01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135763867649745" calcext:value-type="float">
            <text:p>-1.35763867649745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52521708045929" calcext:value-type="float">
            <text:p>-1.52521708045929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152521708045929" calcext:value-type="float">
            <text:p>1.53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69768820254407" calcext:value-type="float">
            <text:p>-2.697688202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69768820254407" calcext:value-type="float">
            <text:p>-2.697688202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68845996835" calcext:value-type="float">
            <text:p>-2.6976884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9768845996835" calcext:value-type="float">
            <text:p>2.7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048792273226" calcext:value-type="float">
            <text:p>1.604879227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048792273226" calcext:value-type="float">
            <text:p>1.604879227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87911663382" calcext:value-type="float">
            <text:p>1.604879116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0487911663382" calcext:value-type="float">
            <text:p>-1.6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0544380503864843" calcext:value-type="float">
            <text:p>-5.44380503864843E-01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0544380503864843" calcext:value-type="float">
            <text:p>-5.44380503864843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607998774278529" calcext:value-type="float">
            <text:p>-6.07998774278529E-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0607998774278529" calcext:value-type="float">
            <text:p>6.08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4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959942405067" calcext:value-type="float">
            <text:p>235.9599424051</text:p>
          </table:table-cell>
          <table:table-cell/>
          <table:table-cell table:style-name="ce3" office:value-type="float" office:value="235.959884468918" calcext:value-type="float">
            <text:p>235.9598844689</text:p>
          </table:table-cell>
          <table:table-cell/>
          <table:table-cell table:style-name="ce3" office:value-type="float" office:value="1.0000002455339" calcext:value-type="float">
            <text:p>1.0000002455</text:p>
          </table:table-cell>
          <table:table-cell table:style-name="ce3" office:value-type="float" office:value="0.0000579361496590991" calcext:value-type="float">
            <text:p>5.79361496590991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57590677627" calcext:value-type="float">
            <text:p>3778.5759067763</text:p>
          </table:table-cell>
          <table:table-cell/>
          <table:table-cell table:style-name="ce3" office:value-type="float" office:value="3778.57587544962" calcext:value-type="float">
            <text:p>3778.5758754496</text:p>
          </table:table-cell>
          <table:table-cell/>
          <table:table-cell table:style-name="ce3" office:value-type="float" office:value="1.0000000082906" calcext:value-type="float">
            <text:p>1.0000000083</text:p>
          </table:table-cell>
          <table:table-cell table:style-name="ce3" office:value-type="float" office:value="0.0000313266468765505" calcext:value-type="float">
            <text:p>3.1326646876550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135763867649745" calcext:value-type="float">
            <text:p>-1.35763867649745E-011</text:p>
          </table:table-cell>
          <table:table-cell/>
          <table:table-cell table:style-name="ce3" office:value-type="float" office:value="-0.0000000000152521708045929" calcext:value-type="float">
            <text:p>-1.52521708045929E-011</text:p>
          </table:table-cell>
          <table:table-cell/>
          <table:table-cell table:style-name="ce3" office:value-type="float" office:value="0.890128162011287" calcext:value-type="float">
            <text:p>0.890128162</text:p>
          </table:table-cell>
          <table:table-cell table:style-name="ce3" office:value-type="float" office:value="0.00000000000167578403961841" calcext:value-type="float">
            <text:p>1.6757840396184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68820254407" calcext:value-type="float">
            <text:p>-2.6976882025</text:p>
          </table:table-cell>
          <table:table-cell/>
          <table:table-cell table:style-name="ce3" office:value-type="float" office:value="-2.69768845996835" calcext:value-type="float">
            <text:p>-2.69768846</text:p>
          </table:table-cell>
          <table:table-cell/>
          <table:table-cell table:style-name="ce3" office:value-type="float" office:value="0.999999904575981" calcext:value-type="float">
            <text:p>0.9999999046</text:p>
          </table:table-cell>
          <table:table-cell table:style-name="ce3" office:value-type="float" office:value="0.0000002574242738973" calcext:value-type="float">
            <text:p>2.574242738973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8792273226" calcext:value-type="float">
            <text:p>1.6048792273</text:p>
          </table:table-cell>
          <table:table-cell/>
          <table:table-cell table:style-name="ce3" office:value-type="float" office:value="1.60487911663382" calcext:value-type="float">
            <text:p>1.6048791166</text:p>
          </table:table-cell>
          <table:table-cell/>
          <table:table-cell table:style-name="ce3" office:value-type="float" office:value="1.00000006897016" calcext:value-type="float">
            <text:p>1.000000069</text:p>
          </table:table-cell>
          <table:table-cell table:style-name="ce3" office:value-type="float" office:value="0.000000110688775478707" calcext:value-type="float">
            <text:p>1.1068877547870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544380503864843" calcext:value-type="float">
            <text:p>-5.44380503864843E-014</text:p>
          </table:table-cell>
          <table:table-cell/>
          <table:table-cell table:style-name="ce3" office:value-type="float" office:value="-0.0000000000000607998774278529" calcext:value-type="float">
            <text:p>-6.07998774278529E-014</text:p>
          </table:table-cell>
          <table:table-cell/>
          <table:table-cell table:style-name="ce3" office:value-type="float" office:value="0.895364475875503" calcext:value-type="float">
            <text:p>0.8953644759</text:p>
          </table:table-cell>
          <table:table-cell table:style-name="ce3" office:value-type="float" office:value="6.36182704136853E-015" calcext:value-type="float">
            <text:p>6.361827041368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 office:value-type="float" office:value="65.3288926391784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959942405067" calcext:value-type="float">
            <text:p>235.95994240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959884468918" calcext:value-type="float">
            <text:p>235.959884468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5.959884468918" calcext:value-type="float">
            <text:p>-2.3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57590677627" calcext:value-type="float">
            <text:p>3778.57590677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57587544962" calcext:value-type="float">
            <text:p>3778.575875449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8.57587544962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135763867649745" calcext:value-type="float">
            <text:p>-1.35763867649745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52521708045929" calcext:value-type="float">
            <text:p>-1.52521708045929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152521708045929" calcext:value-type="float">
            <text:p>1.5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68820254407" calcext:value-type="float">
            <text:p>-2.697688202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68845996835" calcext:value-type="float">
            <text:p>-2.69768846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69768845996835" calcext:value-type="float">
            <text:p>2.7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8792273226" calcext:value-type="float">
            <text:p>1.60487922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87911663382" calcext:value-type="float">
            <text:p>1.604879116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60487911663382" calcext:value-type="float">
            <text:p>-1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544380503864843" calcext:value-type="float">
            <text:p>-5.44380503864843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607998774278529" calcext:value-type="float">
            <text:p>-6.07998774278529E-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0607998774278529" calcext:value-type="float">
            <text:p>6.0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959942405067" calcext:value-type="float">
            <text:p>235.95994240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57590677627" calcext:value-type="float">
            <text:p>3778.57590677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135763867649745" calcext:value-type="float">
            <text:p>-1.35763867649745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68820254407" calcext:value-type="float">
            <text:p>-2.697688202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8792273226" calcext:value-type="float">
            <text:p>1.60487922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544380503864843" calcext:value-type="float">
            <text:p>-5.44380503864843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959884468918" calcext:value-type="float">
            <text:p>235.95988446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5.959884468918" calcext:value-type="float">
            <text:p>-2.3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57587544962" calcext:value-type="float">
            <text:p>3778.575875449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8.57587544962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52521708045929" calcext:value-type="float">
            <text:p>-1.52521708045929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152521708045929" calcext:value-type="float">
            <text:p>1.5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68845996835" calcext:value-type="float">
            <text:p>-2.69768846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69768845996835" calcext:value-type="float">
            <text:p>2.7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87911663382" calcext:value-type="float">
            <text:p>1.604879116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0487911663382" calcext:value-type="float">
            <text:p>-1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607998774278529" calcext:value-type="float">
            <text:p>-6.07998774278529E-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0607998774278529" calcext:value-type="float">
            <text:p>6.08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8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8'.C4]" office:value-type="string" office:string-value="Altitude = " calcext:value-type="string">
            <text:p>Altitude = </text:p>
          </table:table-cell>
          <table:table-cell table:style-name="ce1" table:formula="of:=['End tol. 1e-8'.D4]" office:value-type="string" office:string-value="-0.6 km MOLA" calcext:value-type="string">
            <text:p>-0.6 km MOLA</text:p>
          </table:table-cell>
          <table:table-cell table:style-name="ce1" table:formula="of:=['End tol. 1e-8'.E4]" office:value-type="string" office:string-value="TSI Order = " calcext:value-type="string">
            <text:p>TSI Order = </text:p>
          </table:table-cell>
          <table:table-cell table:style-name="ce1" table:formula="of:=['End tol. 1e-8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8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8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8'.C5]" office:value-type="string" office:string-value="Latitude = " calcext:value-type="string">
            <text:p>Latitude = </text:p>
          </table:table-cell>
          <table:table-cell table:style-name="ce1" table:formula="of:=['End tol. 1e-8'.D5]" office:value-type="float" office:value="0" calcext:value-type="float">
            <text:p>0</text:p>
          </table:table-cell>
          <table:table-cell table:style-name="ce1" table:formula="of:=['End tol. 1e-8'.E5]" office:value-type="string" office:string-value="Longitude = " calcext:value-type="string">
            <text:p>Longitude = </text:p>
          </table:table-cell>
          <table:table-cell table:style-name="ce1" table:formula="of:=['End tol. 1e-8'.F5]" office:value-type="float" office:value="74.5" calcext:value-type="float">
            <text:p>74.5</text:p>
          </table:table-cell>
          <table:table-cell table:style-name="ce1" table:formula="of:=['End tol. 1e-8'.G5]" office:value-type="string" office:string-value="FPA = " calcext:value-type="string">
            <text:p>FPA = </text:p>
          </table:table-cell>
          <table:table-cell table:style-name="ce1" table:formula="of:=['End tol. 1e-8'.H5]" office:value-type="float" office:value="89" calcext:value-type="float">
            <text:p>89</text:p>
          </table:table-cell>
          <table:table-cell table:style-name="ce1" table:formula="of:=['End tol. 1e-8'.I5]" office:value-type="string" office:string-value="Azimuth = " calcext:value-type="string">
            <text:p>Azimuth = </text:p>
          </table:table-cell>
          <table:table-cell table:style-name="ce1" table:formula="of:=['End tol. 1e-8'.J5]" office:value-type="float" office:value="90" calcext:value-type="float">
            <text:p>90</text:p>
          </table:table-cell>
          <table:table-cell table:style-name="ce1" table:formula="of:=['End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8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8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8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8'.C6]" office:value-type="float" office:value="0" calcext:value-type="float">
            <text:p>0</text:p>
          </table:table-cell>
          <table:table-cell table:style-name="ce1" table:formula="of:=['End tol. 1e-8'.D6]" office:value-type="float" office:value="0" calcext:value-type="float">
            <text:p>0</text:p>
          </table:table-cell>
          <table:table-cell table:style-name="ce1" table:formula="of:=['End tol. 1e-8'.E6]" office:value-type="float" office:value="0" calcext:value-type="float">
            <text:p>0</text:p>
          </table:table-cell>
          <table:table-cell table:style-name="ce1"/>
          <table:table-cell table:style-name="ce1" table:formula="of:=['End tol. 1e-8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5.95070981881" calcext:value-type="float">
            <text:p>235.9507098188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5.95070981881" calcext:value-type="float">
            <text:p>235.950709818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950711599401" calcext:value-type="float">
            <text:p>235.950711599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5.950711599401" calcext:value-type="float">
            <text:p>-2.3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8.56789863939" calcext:value-type="float">
            <text:p>3778.5678986394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8.56789863939" calcext:value-type="float">
            <text:p>3778.567898639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56790030831" calcext:value-type="float">
            <text:p>3778.56790030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8.56790030831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0970838110294357" calcext:value-type="float">
            <text:p>-9.70838110294357E-012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0970838110294357" calcext:value-type="float">
            <text:p>-9.70838110294357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14017240684354" calcext:value-type="float">
            <text:p>-1.14017240684354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114017240684354" calcext:value-type="float">
            <text:p>1.14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6977245919937" calcext:value-type="float">
            <text:p>-2.697724592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6977245919937" calcext:value-type="float">
            <text:p>-2.69772459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72458516787" calcext:value-type="float">
            <text:p>-2.697724585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69772458516787" calcext:value-type="float">
            <text:p>2.7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60484474790134" calcext:value-type="float">
            <text:p>1.6048447479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60484474790134" calcext:value-type="float">
            <text:p>1.604844747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84475523885" calcext:value-type="float">
            <text:p>1.604844755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60484475523885" calcext:value-type="float">
            <text:p>-1.6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0391533981462774" calcext:value-type="float">
            <text:p>-3.91533981462774E-014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0391533981462774" calcext:value-type="float">
            <text:p>-3.91533981462774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455180075331956" calcext:value-type="float">
            <text:p>-4.55180075331956E-014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0455180075331956" calcext:value-type="float">
            <text:p>4.55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1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1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95070981881" calcext:value-type="float">
            <text:p>235.9507098188</text:p>
          </table:table-cell>
          <table:table-cell/>
          <table:table-cell table:style-name="ce3" office:value-type="float" office:value="235.950711599401" calcext:value-type="float">
            <text:p>235.9507115994</text:p>
          </table:table-cell>
          <table:table-cell/>
          <table:table-cell table:style-name="ce3" office:value-type="float" office:value="0.999999992453545" calcext:value-type="float">
            <text:p>0.9999999925</text:p>
          </table:table-cell>
          <table:table-cell table:style-name="ce3" office:value-type="float" office:value="-0.00000178059136146658" calcext:value-type="float">
            <text:p>-1.78059136146658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56789863939" calcext:value-type="float">
            <text:p>3778.5678986394</text:p>
          </table:table-cell>
          <table:table-cell/>
          <table:table-cell table:style-name="ce3" office:value-type="float" office:value="3778.56790030831" calcext:value-type="float">
            <text:p>3778.5679003083</text:p>
          </table:table-cell>
          <table:table-cell/>
          <table:table-cell table:style-name="ce3" office:value-type="float" office:value="0.999999999558321" calcext:value-type="float">
            <text:p>0.9999999996</text:p>
          </table:table-cell>
          <table:table-cell table:style-name="ce3" office:value-type="float" office:value="-0.00000166891322805895" calcext:value-type="float">
            <text:p>-1.6689132280589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0970838110294357" calcext:value-type="float">
            <text:p>-9.70838110294357E-012</text:p>
          </table:table-cell>
          <table:table-cell/>
          <table:table-cell table:style-name="ce3" office:value-type="float" office:value="-0.0000000000114017240684354" calcext:value-type="float">
            <text:p>-1.14017240684354E-011</text:p>
          </table:table-cell>
          <table:table-cell/>
          <table:table-cell table:style-name="ce3" office:value-type="float" office:value="0.851483604117409" calcext:value-type="float">
            <text:p>0.8514836041</text:p>
          </table:table-cell>
          <table:table-cell table:style-name="ce3" office:value-type="float" office:value="0.00000000000169334296549181" calcext:value-type="float">
            <text:p>1.6933429654918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7245919937" calcext:value-type="float">
            <text:p>-2.697724592</text:p>
          </table:table-cell>
          <table:table-cell/>
          <table:table-cell table:style-name="ce3" office:value-type="float" office:value="-2.69772458516787" calcext:value-type="float">
            <text:p>-2.6977245852</text:p>
          </table:table-cell>
          <table:table-cell/>
          <table:table-cell table:style-name="ce3" office:value-type="float" office:value="1.00000000253022" calcext:value-type="float">
            <text:p>1.0000000025</text:p>
          </table:table-cell>
          <table:table-cell table:style-name="ce3" office:value-type="float" office:value="-0.00000000682582479427651" calcext:value-type="float">
            <text:p>-6.82582479427651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84474790134" calcext:value-type="float">
            <text:p>1.6048447479</text:p>
          </table:table-cell>
          <table:table-cell/>
          <table:table-cell table:style-name="ce3" office:value-type="float" office:value="1.60484475523885" calcext:value-type="float">
            <text:p>1.6048447552</text:p>
          </table:table-cell>
          <table:table-cell/>
          <table:table-cell table:style-name="ce3" office:value-type="float" office:value="0.999999995427903" calcext:value-type="float">
            <text:p>0.9999999954</text:p>
          </table:table-cell>
          <table:table-cell table:style-name="ce3" office:value-type="float" office:value="-0.00000000733750549208878" calcext:value-type="float">
            <text:p>-7.33750549208878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391533981462774" calcext:value-type="float">
            <text:p>-3.91533981462774E-014</text:p>
          </table:table-cell>
          <table:table-cell/>
          <table:table-cell table:style-name="ce3" office:value-type="float" office:value="-0.0000000000000455180075331956" calcext:value-type="float">
            <text:p>-4.55180075331956E-014</text:p>
          </table:table-cell>
          <table:table-cell/>
          <table:table-cell table:style-name="ce3" office:value-type="float" office:value="0.860173814016868" calcext:value-type="float">
            <text:p>0.860173814</text:p>
          </table:table-cell>
          <table:table-cell table:style-name="ce3" office:value-type="float" office:value="6.36460938691822E-015" calcext:value-type="float">
            <text:p>6.3646093869182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95070981881" calcext:value-type="float">
            <text:p>235.950709818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950711599401" calcext:value-type="float">
            <text:p>235.950711599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5.950711599401" calcext:value-type="float">
            <text:p>-2.3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56789863939" calcext:value-type="float">
            <text:p>3778.56789863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56790030831" calcext:value-type="float">
            <text:p>3778.567900308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8.56790030831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0970838110294357" calcext:value-type="float">
            <text:p>-9.70838110294357E-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14017240684354" calcext:value-type="float">
            <text:p>-1.14017240684354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114017240684354" calcext:value-type="float">
            <text:p>1.14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7245919937" calcext:value-type="float">
            <text:p>-2.6977245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72458516787" calcext:value-type="float">
            <text:p>-2.697724585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69772458516787" calcext:value-type="float">
            <text:p>2.7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84474790134" calcext:value-type="float">
            <text:p>1.604844747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84475523885" calcext:value-type="float">
            <text:p>1.6048447552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60484475523885" calcext:value-type="float">
            <text:p>-1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391533981462774" calcext:value-type="float">
            <text:p>-3.91533981462774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455180075331956" calcext:value-type="float">
            <text:p>-4.55180075331956E-014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0455180075331956" calcext:value-type="float">
            <text:p>4.5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5.95070981881" calcext:value-type="float">
            <text:p>235.950709818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8.56789863939" calcext:value-type="float">
            <text:p>3778.56789863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0970838110294357" calcext:value-type="float">
            <text:p>-9.70838110294357E-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6977245919937" calcext:value-type="float">
            <text:p>-2.6977245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60484474790134" calcext:value-type="float">
            <text:p>1.604844747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0391533981462774" calcext:value-type="float">
            <text:p>-3.91533981462774E-0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5.950711599401" calcext:value-type="float">
            <text:p>235.950711599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5.950711599401" calcext:value-type="float">
            <text:p>-2.3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8.56790030831" calcext:value-type="float">
            <text:p>3778.567900308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8.56790030831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114017240684354" calcext:value-type="float">
            <text:p>-1.14017240684354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114017240684354" calcext:value-type="float">
            <text:p>1.1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69772458516787" calcext:value-type="float">
            <text:p>-2.697724585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69772458516787" calcext:value-type="float">
            <text:p>2.7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60484475523885" calcext:value-type="float">
            <text:p>1.6048447552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60484475523885" calcext:value-type="float">
            <text:p>-1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0455180075331956" calcext:value-type="float">
            <text:p>-4.55180075331956E-014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0455180075331956" calcext:value-type="float">
            <text:p>4.5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74.5" calcext:value-type="float">
            <text:p>74.5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float" office:value="0" calcext:value-type="float">
            <text:p>0</text:p>
          </table:table-cell>
          <table:table-cell table:style-name="ce1" table:formula="of:=['End tol. 1e-10'.D6]" office:value-type="float" office:value="0" calcext:value-type="float">
            <text:p>0</text:p>
          </table:table-cell>
          <table:table-cell table:style-name="ce1" table:formula="of:=['End tol. 1e-10'.E6]" office:value-type="float" office:value="0" calcext:value-type="float">
            <text:p>0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2.615848808857" calcext:value-type="float">
            <text:p>232.6158488089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2.615848808857" calcext:value-type="float">
            <text:p>232.61584880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615849082765" calcext:value-type="float">
            <text:p>232.615849082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2.615849082765" calcext:value-type="float">
            <text:p>-2.3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5.66073195728" calcext:value-type="float">
            <text:p>3775.6607319573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5.66073195728" calcext:value-type="float">
            <text:p>3775.660731957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66073222122" calcext:value-type="float">
            <text:p>3775.66073222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5.66073222122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22659676387577" calcext:value-type="float">
            <text:p>-3.22659676387577E-011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22659676387577" calcext:value-type="float">
            <text:p>-3.2265967638757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41687367850639" calcext:value-type="float">
            <text:p>-3.41687367850639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341687367850639" calcext:value-type="float">
            <text:p>3.42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086624397526" calcext:value-type="float">
            <text:p>-2.710866244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086624397526" calcext:value-type="float">
            <text:p>-2.71086624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086624293188" calcext:value-type="float">
            <text:p>-2.710866242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086624293188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9232925234718" calcext:value-type="float">
            <text:p>1.5923292523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9232925234718" calcext:value-type="float">
            <text:p>1.592329252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232925351071" calcext:value-type="float">
            <text:p>1.592329253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9232925351071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28986730955524" calcext:value-type="float">
            <text:p>-1.28986730955524E-013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28986730955524" calcext:value-type="float">
            <text:p>-1.2898673095552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36281778693015" calcext:value-type="float">
            <text:p>-1.36281778693015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36281778693015" calcext:value-type="float">
            <text:p>1.36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" calcext:value-type="float">
            <text:p>65.3288926392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1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615848808857" calcext:value-type="float">
            <text:p>232.6158488089</text:p>
          </table:table-cell>
          <table:table-cell/>
          <table:table-cell table:style-name="ce3" office:value-type="float" office:value="232.615849082765" calcext:value-type="float">
            <text:p>232.6158490828</text:p>
          </table:table-cell>
          <table:table-cell/>
          <table:table-cell table:style-name="ce3" office:value-type="float" office:value="0.999999998822489" calcext:value-type="float">
            <text:p>0.9999999988</text:p>
          </table:table-cell>
          <table:table-cell table:style-name="ce3" office:value-type="float" office:value="-0.000000273907772907478" calcext:value-type="float">
            <text:p>-2.739077729074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66073195728" calcext:value-type="float">
            <text:p>3775.6607319573</text:p>
          </table:table-cell>
          <table:table-cell/>
          <table:table-cell table:style-name="ce3" office:value-type="float" office:value="3775.66073222122" calcext:value-type="float">
            <text:p>3775.6607322212</text:p>
          </table:table-cell>
          <table:table-cell/>
          <table:table-cell table:style-name="ce3" office:value-type="float" office:value="0.999999999930095" calcext:value-type="float">
            <text:p>0.9999999999</text:p>
          </table:table-cell>
          <table:table-cell table:style-name="ce3" office:value-type="float" office:value="-0.00000026393854568596" calcext:value-type="float">
            <text:p>-2.639385456859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22659676387577" calcext:value-type="float">
            <text:p>-3.22659676387577E-011</text:p>
          </table:table-cell>
          <table:table-cell/>
          <table:table-cell table:style-name="ce3" office:value-type="float" office:value="-0.0000000000341687367850639" calcext:value-type="float">
            <text:p>-3.41687367850639E-011</text:p>
          </table:table-cell>
          <table:table-cell/>
          <table:table-cell table:style-name="ce3" office:value-type="float" office:value="0.944312569754174" calcext:value-type="float">
            <text:p>0.9443125698</text:p>
          </table:table-cell>
          <table:table-cell table:style-name="ce3" office:value-type="float" office:value="0.00000000000190276914630622" calcext:value-type="float">
            <text:p>1.9027691463062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086624397526" calcext:value-type="float">
            <text:p>-2.710866244</text:p>
          </table:table-cell>
          <table:table-cell/>
          <table:table-cell table:style-name="ce3" office:value-type="float" office:value="-2.71086624293188" calcext:value-type="float">
            <text:p>-2.7108662429</text:p>
          </table:table-cell>
          <table:table-cell/>
          <table:table-cell table:style-name="ce3" office:value-type="float" office:value="1.00000000038489" calcext:value-type="float">
            <text:p>1.0000000004</text:p>
          </table:table-cell>
          <table:table-cell table:style-name="ce3" office:value-type="float" office:value="-0.00000000104337649631248" calcext:value-type="float">
            <text:p>-0.0000000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232925234718" calcext:value-type="float">
            <text:p>1.5923292523</text:p>
          </table:table-cell>
          <table:table-cell/>
          <table:table-cell table:style-name="ce3" office:value-type="float" office:value="1.59232925351071" calcext:value-type="float">
            <text:p>1.5923292535</text:p>
          </table:table-cell>
          <table:table-cell/>
          <table:table-cell table:style-name="ce3" office:value-type="float" office:value="0.999999999269296" calcext:value-type="float">
            <text:p>0.9999999993</text:p>
          </table:table-cell>
          <table:table-cell table:style-name="ce3" office:value-type="float" office:value="-0.00000000116352194545755" calcext:value-type="float">
            <text:p>-1.1635219454575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28986730955524" calcext:value-type="float">
            <text:p>-1.28986730955524E-013</text:p>
          </table:table-cell>
          <table:table-cell/>
          <table:table-cell table:style-name="ce3" office:value-type="float" office:value="-0.000000000000136281778693015" calcext:value-type="float">
            <text:p>-1.36281778693015E-013</text:p>
          </table:table-cell>
          <table:table-cell/>
          <table:table-cell table:style-name="ce3" office:value-type="float" office:value="0.946470850267342" calcext:value-type="float">
            <text:p>0.9464708503</text:p>
          </table:table-cell>
          <table:table-cell table:style-name="ce3" office:value-type="float" office:value="7.29504773749141E-015" calcext:value-type="float">
            <text:p>7.295047737491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615848808857" calcext:value-type="float">
            <text:p>232.61584880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615849082765" calcext:value-type="float">
            <text:p>232.615849082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2.615849082765" calcext:value-type="float">
            <text:p>-2.3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66073195728" calcext:value-type="float">
            <text:p>3775.66073195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66073222122" calcext:value-type="float">
            <text:p>3775.660732221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5.66073222122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22659676387577" calcext:value-type="float">
            <text:p>-3.22659676387577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41687367850639" calcext:value-type="float">
            <text:p>-3.41687367850639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341687367850639" calcext:value-type="float">
            <text:p>3.42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086624397526" calcext:value-type="float">
            <text:p>-2.7108662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086624293188" calcext:value-type="float">
            <text:p>-2.710866242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086624293188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232925234718" calcext:value-type="float">
            <text:p>1.59232925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232925351071" calcext:value-type="float">
            <text:p>1.592329253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9232925351071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28986730955524" calcext:value-type="float">
            <text:p>-1.28986730955524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36281778693015" calcext:value-type="float">
            <text:p>-1.36281778693015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36281778693015" calcext:value-type="float">
            <text:p>1.3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615848808857" calcext:value-type="float">
            <text:p>232.61584880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66073195728" calcext:value-type="float">
            <text:p>3775.66073195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22659676387577" calcext:value-type="float">
            <text:p>-3.22659676387577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086624397526" calcext:value-type="float">
            <text:p>-2.7108662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232925234718" calcext:value-type="float">
            <text:p>1.59232925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28986730955524" calcext:value-type="float">
            <text:p>-1.28986730955524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615849082765" calcext:value-type="float">
            <text:p>232.615849082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2.615849082765" calcext:value-type="float">
            <text:p>-2.3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66073222122" calcext:value-type="float">
            <text:p>3775.66073222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5.66073222122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41687367850639" calcext:value-type="float">
            <text:p>-3.41687367850639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341687367850639" calcext:value-type="float">
            <text:p>3.4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086624293188" calcext:value-type="float">
            <text:p>-2.710866242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086624293188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232925351071" calcext:value-type="float">
            <text:p>1.592329253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9232925351071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36281778693015" calcext:value-type="float">
            <text:p>-1.36281778693015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36281778693015" calcext:value-type="float">
            <text:p>1.36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1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74.5" calcext:value-type="float">
            <text:p>74.5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float" office:value="0" calcext:value-type="float">
            <text:p>0</text:p>
          </table:table-cell>
          <table:table-cell table:style-name="ce1" table:formula="of:=['End tol. 1e-11'.D6]" office:value-type="float" office:value="0" calcext:value-type="float">
            <text:p>0</text:p>
          </table:table-cell>
          <table:table-cell table:style-name="ce1" table:formula="of:=['End tol. 1e-11'.E6]" office:value-type="float" office:value="0" calcext:value-type="float">
            <text:p>0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2.510248733788" calcext:value-type="float">
            <text:p>232.5102487338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2.510248733788" calcext:value-type="float">
            <text:p>232.510248733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10248792496" calcext:value-type="float">
            <text:p>232.510248792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2.510248792496" calcext:value-type="float">
            <text:p>-2.3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5.56819727937" calcext:value-type="float">
            <text:p>3775.5681972794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5.56819727937" calcext:value-type="float">
            <text:p>3775.568197279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6819733437" calcext:value-type="float">
            <text:p>3775.568197334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5.56819733437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86428966867797" calcext:value-type="float">
            <text:p>-3.86428966867797E-011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86428966867797" calcext:value-type="float">
            <text:p>-3.8642896686779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09491138576291" calcext:value-type="float">
            <text:p>-4.09491138576291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409491138576291" calcext:value-type="float">
            <text:p>4.0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28230241055" calcext:value-type="float">
            <text:p>-2.7112823024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28230241055" calcext:value-type="float">
            <text:p>-2.711282302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8230218456" calcext:value-type="float">
            <text:p>-2.711282302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28230218456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9193093379031" calcext:value-type="float">
            <text:p>1.5919309338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9193093379031" calcext:value-type="float">
            <text:p>1.59193093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3093403096" calcext:value-type="float">
            <text:p>1.59193093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9193093403096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54578751990445" calcext:value-type="float">
            <text:p>-1.54578751990445E-013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54578751990445" calcext:value-type="float">
            <text:p>-1.5457875199044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3273087248261" calcext:value-type="float">
            <text:p>-1.63273087248261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63273087248261" calcext:value-type="float">
            <text:p>1.63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" calcext:value-type="float">
            <text:p>65.3288926392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8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8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10248733788" calcext:value-type="float">
            <text:p>232.5102487338</text:p>
          </table:table-cell>
          <table:table-cell/>
          <table:table-cell table:style-name="ce3" office:value-type="float" office:value="232.510248792496" calcext:value-type="float">
            <text:p>232.5102487925</text:p>
          </table:table-cell>
          <table:table-cell/>
          <table:table-cell table:style-name="ce3" office:value-type="float" office:value="0.999999999747501" calcext:value-type="float">
            <text:p>0.9999999997</text:p>
          </table:table-cell>
          <table:table-cell table:style-name="ce3" office:value-type="float" office:value="-0.0000000587085651204688" calcext:value-type="float">
            <text:p>-5.8708565120468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6819727937" calcext:value-type="float">
            <text:p>3775.5681972794</text:p>
          </table:table-cell>
          <table:table-cell/>
          <table:table-cell table:style-name="ce3" office:value-type="float" office:value="3775.56819733437" calcext:value-type="float">
            <text:p>3775.5681973344</text:p>
          </table:table-cell>
          <table:table-cell/>
          <table:table-cell table:style-name="ce3" office:value-type="float" office:value="0.999999999985434" calcext:value-type="float">
            <text:p>1</text:p>
          </table:table-cell>
          <table:table-cell table:style-name="ce3" office:value-type="float" office:value="-0.0000000549935066374019" calcext:value-type="float">
            <text:p>-0.00000005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6428966867797" calcext:value-type="float">
            <text:p>-3.86428966867797E-011</text:p>
          </table:table-cell>
          <table:table-cell/>
          <table:table-cell table:style-name="ce3" office:value-type="float" office:value="-0.0000000000409491138576291" calcext:value-type="float">
            <text:p>-4.09491138576291E-011</text:p>
          </table:table-cell>
          <table:table-cell/>
          <table:table-cell table:style-name="ce3" office:value-type="float" office:value="0.943680901646185" calcext:value-type="float">
            <text:p>0.9436809016</text:p>
          </table:table-cell>
          <table:table-cell table:style-name="ce3" office:value-type="float" office:value="0.0000000000023062171708494" calcext:value-type="float">
            <text:p>2.3062171708494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8230241055" calcext:value-type="float">
            <text:p>-2.7112823024</text:p>
          </table:table-cell>
          <table:table-cell/>
          <table:table-cell table:style-name="ce3" office:value-type="float" office:value="-2.71128230218456" calcext:value-type="float">
            <text:p>-2.7112823022</text:p>
          </table:table-cell>
          <table:table-cell/>
          <table:table-cell table:style-name="ce3" office:value-type="float" office:value="1.00000000008335" calcext:value-type="float">
            <text:p>1.0000000001</text:p>
          </table:table-cell>
          <table:table-cell table:style-name="ce3" office:value-type="float" office:value="-0.000000000225990337554549" calcext:value-type="float">
            <text:p>-2.25990337554549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3093379031" calcext:value-type="float">
            <text:p>1.5919309338</text:p>
          </table:table-cell>
          <table:table-cell/>
          <table:table-cell table:style-name="ce3" office:value-type="float" office:value="1.59193093403096" calcext:value-type="float">
            <text:p>1.591930934</text:p>
          </table:table-cell>
          <table:table-cell/>
          <table:table-cell table:style-name="ce3" office:value-type="float" office:value="0.99999999984883" calcext:value-type="float">
            <text:p>0.9999999998</text:p>
          </table:table-cell>
          <table:table-cell table:style-name="ce3" office:value-type="float" office:value="-0.000000000240652830996169" calcext:value-type="float">
            <text:p>-2.40652830996169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4578751990445" calcext:value-type="float">
            <text:p>-1.54578751990445E-013</text:p>
          </table:table-cell>
          <table:table-cell/>
          <table:table-cell table:style-name="ce3" office:value-type="float" office:value="-0.000000000000163273087248261" calcext:value-type="float">
            <text:p>-1.63273087248261E-013</text:p>
          </table:table-cell>
          <table:table-cell/>
          <table:table-cell table:style-name="ce3" office:value-type="float" office:value="0.946749734421346" calcext:value-type="float">
            <text:p>0.9467497344</text:p>
          </table:table-cell>
          <table:table-cell table:style-name="ce3" office:value-type="float" office:value="8.69433525781665E-015" calcext:value-type="float">
            <text:p>8.6943352578166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 office:value-type="float" office:value="65.3288926391778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10248733788" calcext:value-type="float">
            <text:p>232.51024873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10248792496" calcext:value-type="float">
            <text:p>232.5102487925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2.510248792496" calcext:value-type="float">
            <text:p>-2.3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6819727937" calcext:value-type="float">
            <text:p>3775.56819727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6819733437" calcext:value-type="float">
            <text:p>3775.568197334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5.56819733437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6428966867797" calcext:value-type="float">
            <text:p>-3.86428966867797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09491138576291" calcext:value-type="float">
            <text:p>-4.09491138576291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409491138576291" calcext:value-type="float">
            <text:p>4.0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8230241055" calcext:value-type="float">
            <text:p>-2.71128230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8230218456" calcext:value-type="float">
            <text:p>-2.711282302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28230218456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3093379031" calcext:value-type="float">
            <text:p>1.59193093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3093403096" calcext:value-type="float">
            <text:p>1.59193093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9193093403096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4578751990445" calcext:value-type="float">
            <text:p>-1.5457875199044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3273087248261" calcext:value-type="float">
            <text:p>-1.63273087248261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63273087248261" calcext:value-type="float">
            <text:p>1.6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8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8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10248733788" calcext:value-type="float">
            <text:p>232.51024873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6819727937" calcext:value-type="float">
            <text:p>3775.56819727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6428966867797" calcext:value-type="float">
            <text:p>-3.86428966867797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8230241055" calcext:value-type="float">
            <text:p>-2.71128230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3093379031" calcext:value-type="float">
            <text:p>1.59193093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4578751990445" calcext:value-type="float">
            <text:p>-1.5457875199044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10248792496" calcext:value-type="float">
            <text:p>232.510248792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2.510248792496" calcext:value-type="float">
            <text:p>-2.3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6819733437" calcext:value-type="float">
            <text:p>3775.568197334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5.56819733437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09491138576291" calcext:value-type="float">
            <text:p>-4.09491138576291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409491138576291" calcext:value-type="float">
            <text:p>4.0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8230218456" calcext:value-type="float">
            <text:p>-2.711282302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28230218456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3093403096" calcext:value-type="float">
            <text:p>1.59193093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9193093403096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3273087248261" calcext:value-type="float">
            <text:p>-1.63273087248261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63273087248261" calcext:value-type="float">
            <text:p>1.63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8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8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74.5" calcext:value-type="float">
            <text:p>74.5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float" office:value="0" calcext:value-type="float">
            <text:p>0</text:p>
          </table:table-cell>
          <table:table-cell table:style-name="ce1" table:formula="of:=['End tol. 1e-12'.D6]" office:value-type="float" office:value="0" calcext:value-type="float">
            <text:p>0</text:p>
          </table:table-cell>
          <table:table-cell table:style-name="ce1" table:formula="of:=['End tol. 1e-12'.E6]" office:value-type="float" office:value="0" calcext:value-type="float">
            <text:p>0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2.539818107816" calcext:value-type="float">
            <text:p>232.5398181078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2.539818107816" calcext:value-type="float">
            <text:p>232.53981810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39818116512" calcext:value-type="float">
            <text:p>232.539818116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2.539818116512" calcext:value-type="float">
            <text:p>-2.3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5.5941111437" calcext:value-type="float">
            <text:p>3775.5941111437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5.5941111437" calcext:value-type="float">
            <text:p>3775.59411114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9411115167" calcext:value-type="float">
            <text:p>3775.594111151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5.59411115167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83312654464574" calcext:value-type="float">
            <text:p>-3.83312654464574E-011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83312654464574" calcext:value-type="float">
            <text:p>-3.8331265446457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07409724071355" calcext:value-type="float">
            <text:p>-4.07409724071355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407409724071355" calcext:value-type="float">
            <text:p>4.07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16580120688" calcext:value-type="float">
            <text:p>-2.7111658012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16580120688" calcext:value-type="float">
            <text:p>-2.7111658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165801173" calcext:value-type="float">
            <text:p>-2.711165801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165801173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9204248057351" calcext:value-type="float">
            <text:p>1.5920424806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9204248057351" calcext:value-type="float">
            <text:p>1.59204248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204248060808" calcext:value-type="float">
            <text:p>1.59204248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9204248060808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53272999706587" calcext:value-type="float">
            <text:p>-1.53272999706587E-013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53272999706587" calcext:value-type="float">
            <text:p>-1.5327299970658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2482423523923" calcext:value-type="float">
            <text:p>-1.62482423523923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62482423523923" calcext:value-type="float">
            <text:p>1.6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1" calcext:value-type="float">
            <text:p>65.3288926392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1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39818107816" calcext:value-type="float">
            <text:p>232.5398181078</text:p>
          </table:table-cell>
          <table:table-cell/>
          <table:table-cell table:style-name="ce3" office:value-type="float" office:value="232.539818116512" calcext:value-type="float">
            <text:p>232.5398181165</text:p>
          </table:table-cell>
          <table:table-cell/>
          <table:table-cell table:style-name="ce3" office:value-type="float" office:value="0.999999999962605" calcext:value-type="float">
            <text:p>1</text:p>
          </table:table-cell>
          <table:table-cell table:style-name="ce3" office:value-type="float" office:value="-0.00000000869590621732641" calcext:value-type="float">
            <text:p>-8.69590621732641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941111437" calcext:value-type="float">
            <text:p>3775.5941111437</text:p>
          </table:table-cell>
          <table:table-cell/>
          <table:table-cell table:style-name="ce3" office:value-type="float" office:value="3775.59411115167" calcext:value-type="float">
            <text:p>3775.5941111517</text:p>
          </table:table-cell>
          <table:table-cell/>
          <table:table-cell table:style-name="ce3" office:value-type="float" office:value="0.999999999997889" calcext:value-type="float">
            <text:p>1</text:p>
          </table:table-cell>
          <table:table-cell table:style-name="ce3" office:value-type="float" office:value="-0.0000000079689925769344" calcext:value-type="float">
            <text:p>-0.000000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3312654464574" calcext:value-type="float">
            <text:p>-3.83312654464574E-011</text:p>
          </table:table-cell>
          <table:table-cell/>
          <table:table-cell table:style-name="ce3" office:value-type="float" office:value="-0.0000000000407409724071355" calcext:value-type="float">
            <text:p>-4.07409724071355E-011</text:p>
          </table:table-cell>
          <table:table-cell/>
          <table:table-cell table:style-name="ce3" office:value-type="float" office:value="0.940852983659858" calcext:value-type="float">
            <text:p>0.9408529837</text:p>
          </table:table-cell>
          <table:table-cell table:style-name="ce3" office:value-type="float" office:value="0.00000000000240970696067813" calcext:value-type="float">
            <text:p>2.4097069606781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16580120688" calcext:value-type="float">
            <text:p>-2.7111658012</text:p>
          </table:table-cell>
          <table:table-cell/>
          <table:table-cell table:style-name="ce3" office:value-type="float" office:value="-2.711165801173" calcext:value-type="float">
            <text:p>-2.7111658012</text:p>
          </table:table-cell>
          <table:table-cell/>
          <table:table-cell table:style-name="ce3" office:value-type="float" office:value="1.00000000001249" calcext:value-type="float">
            <text:p>1</text:p>
          </table:table-cell>
          <table:table-cell table:style-name="ce3" office:value-type="float" office:value="-0.0000000000338751249273628" calcext:value-type="float">
            <text:p>-3.3875124927362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204248057351" calcext:value-type="float">
            <text:p>1.5920424806</text:p>
          </table:table-cell>
          <table:table-cell/>
          <table:table-cell table:style-name="ce3" office:value-type="float" office:value="1.59204248060808" calcext:value-type="float">
            <text:p>1.5920424806</text:p>
          </table:table-cell>
          <table:table-cell/>
          <table:table-cell table:style-name="ce3" office:value-type="float" office:value="0.999999999978285" calcext:value-type="float">
            <text:p>1</text:p>
          </table:table-cell>
          <table:table-cell table:style-name="ce3" office:value-type="float" office:value="-0.0000000000345707906745929" calcext:value-type="float">
            <text:p>-3.45707906745929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3272999706587" calcext:value-type="float">
            <text:p>-1.53272999706587E-013</text:p>
          </table:table-cell>
          <table:table-cell/>
          <table:table-cell table:style-name="ce3" office:value-type="float" office:value="-0.000000000000162482423523923" calcext:value-type="float">
            <text:p>-1.62482423523923E-013</text:p>
          </table:table-cell>
          <table:table-cell/>
          <table:table-cell table:style-name="ce3" office:value-type="float" office:value="0.943320492040917" calcext:value-type="float">
            <text:p>0.943320492</text:p>
          </table:table-cell>
          <table:table-cell table:style-name="ce3" office:value-type="float" office:value="9.2094238173353E-015" calcext:value-type="float">
            <text:p>9.20942381733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39818107816" calcext:value-type="float">
            <text:p>232.53981810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39818116512" calcext:value-type="float">
            <text:p>232.5398181165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2.539818116512" calcext:value-type="float">
            <text:p>-2.3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941111437" calcext:value-type="float">
            <text:p>3775.59411114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9411115167" calcext:value-type="float">
            <text:p>3775.594111151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5.59411115167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3312654464574" calcext:value-type="float">
            <text:p>-3.8331265446457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07409724071355" calcext:value-type="float">
            <text:p>-4.07409724071355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407409724071355" calcext:value-type="float">
            <text:p>4.0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16580120688" calcext:value-type="float">
            <text:p>-2.7111658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165801173" calcext:value-type="float">
            <text:p>-2.711165801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165801173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204248057351" calcext:value-type="float">
            <text:p>1.59204248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204248060808" calcext:value-type="float">
            <text:p>1.59204248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9204248060808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3272999706587" calcext:value-type="float">
            <text:p>-1.53272999706587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2482423523923" calcext:value-type="float">
            <text:p>-1.62482423523923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62482423523923" calcext:value-type="float">
            <text:p>1.62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39818107816" calcext:value-type="float">
            <text:p>232.53981810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941111437" calcext:value-type="float">
            <text:p>3775.59411114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83312654464574" calcext:value-type="float">
            <text:p>-3.8331265446457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16580120688" calcext:value-type="float">
            <text:p>-2.7111658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204248057351" calcext:value-type="float">
            <text:p>1.59204248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53272999706587" calcext:value-type="float">
            <text:p>-1.53272999706587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1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39818116512" calcext:value-type="float">
            <text:p>232.539818116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2.539818116512" calcext:value-type="float">
            <text:p>-2.3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9411115167" calcext:value-type="float">
            <text:p>3775.594111151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5.59411115167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407409724071355" calcext:value-type="float">
            <text:p>-4.07409724071355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407409724071355" calcext:value-type="float">
            <text:p>4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165801173" calcext:value-type="float">
            <text:p>-2.711165801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165801173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204248060808" calcext:value-type="float">
            <text:p>1.59204248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9204248060808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62482423523923" calcext:value-type="float">
            <text:p>-1.62482423523923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62482423523923" calcext:value-type="float">
            <text:p>1.62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End tol. 1e-13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3'.C4]" office:value-type="string" office:string-value="Altitude = " calcext:value-type="string">
            <text:p>Altitude = </text:p>
          </table:table-cell>
          <table:table-cell table:style-name="ce1" table:formula="of:=['End tol. 1e-13'.D4]" office:value-type="string" office:string-value="-0.6 km MOLA" calcext:value-type="string">
            <text:p>-0.6 km MOLA</text:p>
          </table:table-cell>
          <table:table-cell table:style-name="ce1" table:formula="of:=['End tol. 1e-13'.E4]" office:value-type="string" office:string-value="TSI Order = " calcext:value-type="string">
            <text:p>TSI Order = </text:p>
          </table:table-cell>
          <table:table-cell table:style-name="ce1" table:formula="of:=['End tol. 1e-13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3'.R4]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 table:style-name="ce1" table:formula="of:=['End tol. 1e-13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3'.C5]" office:value-type="string" office:string-value="Latitude = " calcext:value-type="string">
            <text:p>Latitude = </text:p>
          </table:table-cell>
          <table:table-cell table:style-name="ce1" table:formula="of:=['End tol. 1e-13'.D5]" office:value-type="float" office:value="0" calcext:value-type="float">
            <text:p>0</text:p>
          </table:table-cell>
          <table:table-cell table:style-name="ce1" table:formula="of:=['End tol. 1e-13'.E5]" office:value-type="string" office:string-value="Longitude = " calcext:value-type="string">
            <text:p>Longitude = </text:p>
          </table:table-cell>
          <table:table-cell table:style-name="ce1" table:formula="of:=['End tol. 1e-13'.F5]" office:value-type="float" office:value="74.5" calcext:value-type="float">
            <text:p>74.5</text:p>
          </table:table-cell>
          <table:table-cell table:style-name="ce1" table:formula="of:=['End tol. 1e-13'.G5]" office:value-type="string" office:string-value="FPA = " calcext:value-type="string">
            <text:p>FPA = </text:p>
          </table:table-cell>
          <table:table-cell table:style-name="ce1" table:formula="of:=['End tol. 1e-13'.H5]" office:value-type="float" office:value="89" calcext:value-type="float">
            <text:p>89</text:p>
          </table:table-cell>
          <table:table-cell table:style-name="ce1" table:formula="of:=['End tol. 1e-13'.I5]" office:value-type="string" office:string-value="Azimuth = " calcext:value-type="string">
            <text:p>Azimuth = </text:p>
          </table:table-cell>
          <table:table-cell table:style-name="ce1" table:formula="of:=['End tol. 1e-13'.J5]" office:value-type="float" office:value="90" calcext:value-type="float">
            <text:p>90</text:p>
          </table:table-cell>
          <table:table-cell table:style-name="ce1" table:formula="of:=['End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3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3'.R5]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 table:style-name="ce1" table:formula="of:=['End tol. 1e-13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3'.C6]" office:value-type="float" office:value="0" calcext:value-type="float">
            <text:p>0</text:p>
          </table:table-cell>
          <table:table-cell table:style-name="ce1" table:formula="of:=['End tol. 1e-13'.D6]" office:value-type="float" office:value="0" calcext:value-type="float">
            <text:p>0</text:p>
          </table:table-cell>
          <table:table-cell table:style-name="ce1" table:formula="of:=['End tol. 1e-13'.E6]" office:value-type="float" office:value="0" calcext:value-type="float">
            <text:p>0</text:p>
          </table:table-cell>
          <table:table-cell table:style-name="ce1"/>
          <table:table-cell table:style-name="ce1" table:formula="of:=['End tol. 1e-13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2.525358069008" calcext:value-type="float">
            <text:p>232.525358069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2.525358069008" calcext:value-type="float">
            <text:p>232.5253580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25358070354" calcext:value-type="float">
            <text:p>232.525358070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2.525358070354" calcext:value-type="float">
            <text:p>-2.33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5.58143901372" calcext:value-type="float">
            <text:p>3775.5814390137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5.58143901372" calcext:value-type="float">
            <text:p>3775.58143901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81439015" calcext:value-type="float">
            <text:p>3775.581439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5.581439015" calcext:value-type="float">
            <text:p>-3.78E+003</text:p>
          </table:table-cell>
          <table:table-cell/>
          <table:table-cell table:style-name="ce3" table:formula="of:=SQRT([.D9]*[.D9]+[.D10]*[.D10]+[.D11]*[.D11])" office:value-type="float" office:value="3782.73488956998" calcext:value-type="float">
            <text:p>3782.7348895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82.73488956998" calcext:value-type="float">
            <text:p>3782.7348895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44461339178726" calcext:value-type="float">
            <text:p>-3.44461339178726E-011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44461339178726" calcext:value-type="float">
            <text:p>-3.4446133917872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68378782159146" calcext:value-type="float">
            <text:p>-3.68378782159146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368378782159146" calcext:value-type="float">
            <text:p>3.68E-0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22277276571" calcext:value-type="float">
            <text:p>-2.7112227728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22277276571" calcext:value-type="float">
            <text:p>-2.71122277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2277276044" calcext:value-type="float">
            <text:p>-2.711222772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22277276044" calcext:value-type="float">
            <text:p>2.71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9198793309021" calcext:value-type="float">
            <text:p>1.5919879331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9198793309021" calcext:value-type="float">
            <text:p>1.591987933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8793309576" calcext:value-type="float">
            <text:p>1.591987933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9198793309576" calcext:value-type="float">
            <text:p>-1.59E+000</text:p>
          </table:table-cell>
          <table:table-cell/>
          <table:table-cell table:style-name="ce3" table:formula="of:=SQRT([.D12]*[.D12]+[.D13]*[.D13]+[.D14]*[.D14])" office:value-type="float" office:value="3.1440665550634" calcext:value-type="float">
            <text:p>3.144066555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3.1440665550634" calcext:value-type="float">
            <text:p>3.144066555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37372173811374" calcext:value-type="float">
            <text:p>-1.37372173811374E-013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37372173811374" calcext:value-type="float">
            <text:p>-1.3737217381137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4689970590471" calcext:value-type="float">
            <text:p>-1.4689970590471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4689970590471" calcext:value-type="float">
            <text:p>1.47E-01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99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99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80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802" calcext:value-type="float">
            <text:p>-6.53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25358069008" calcext:value-type="float">
            <text:p>232.525358069</text:p>
          </table:table-cell>
          <table:table-cell/>
          <table:table-cell table:style-name="ce3" office:value-type="float" office:value="232.525358070354" calcext:value-type="float">
            <text:p>232.5253580704</text:p>
          </table:table-cell>
          <table:table-cell/>
          <table:table-cell table:style-name="ce3" office:value-type="float" office:value="0.999999999994213" calcext:value-type="float">
            <text:p>1</text:p>
          </table:table-cell>
          <table:table-cell table:style-name="ce3" office:value-type="float" office:value="-0.00000000134568267640134" calcext:value-type="float">
            <text:p>-1.34568267640134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8143901372" calcext:value-type="float">
            <text:p>3775.5814390137</text:p>
          </table:table-cell>
          <table:table-cell/>
          <table:table-cell table:style-name="ce3" office:value-type="float" office:value="3775.581439015" calcext:value-type="float">
            <text:p>3775.581439015</text:p>
          </table:table-cell>
          <table:table-cell/>
          <table:table-cell table:style-name="ce3" office:value-type="float" office:value="0.99999999999966" calcext:value-type="float">
            <text:p>1</text:p>
          </table:table-cell>
          <table:table-cell table:style-name="ce3" office:value-type="float" office:value="-0.00000000128466126625426" calcext:value-type="float">
            <text:p>-1.2846612662542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782.73488956998" calcext:value-type="float">
            <text:p>3782.73488957</text:p>
          </table:table-cell>
          <table:table-cell/>
          <table:table-cell table:style-name="ce3" table:formula="of:=SQRT([.F21]*[.F21]+[.F22]*[.F22]+[.F23]*[.F23])" office:value-type="float" office:value="3782.73488957134" calcext:value-type="float">
            <text:p>3782.7348895714</text:p>
          </table:table-cell>
          <table:table-cell/>
          <table:table-cell table:formula="of:=[.T22]/[.V22]" office:value-type="float" office:value="0.99999999999964" calcext:value-type="float">
            <text:p>1</text:p>
          </table:table-cell>
          <table:table-cell table:formula="of:=[.T22]-[.V22]" office:value-type="float" office:value="-0.00000000136014932650141" calcext:value-type="float">
            <text:p>-1.36014932650141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44461339178726" calcext:value-type="float">
            <text:p>-3.44461339178726E-011</text:p>
          </table:table-cell>
          <table:table-cell/>
          <table:table-cell table:style-name="ce3" office:value-type="float" office:value="-0.0000000000368378782159146" calcext:value-type="float">
            <text:p>-3.68378782159146E-011</text:p>
          </table:table-cell>
          <table:table-cell/>
          <table:table-cell table:style-name="ce3" office:value-type="float" office:value="0.935073776941671" calcext:value-type="float">
            <text:p>0.9350737769</text:p>
          </table:table-cell>
          <table:table-cell table:style-name="ce3" office:value-type="float" office:value="0.00000000000239174429804202" calcext:value-type="float">
            <text:p>2.3917442980420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2277276571" calcext:value-type="float">
            <text:p>-2.7112227728</text:p>
          </table:table-cell>
          <table:table-cell/>
          <table:table-cell table:style-name="ce3" office:value-type="float" office:value="-2.71122277276044" calcext:value-type="float">
            <text:p>-2.7112227728</text:p>
          </table:table-cell>
          <table:table-cell/>
          <table:table-cell table:style-name="ce3" office:value-type="float" office:value="1.00000000000194" calcext:value-type="float">
            <text:p>1</text:p>
          </table:table-cell>
          <table:table-cell table:style-name="ce3" office:value-type="float" office:value="-0.00000000000527045074250054" calcext:value-type="float">
            <text:p>-5.2704507425005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8793309021" calcext:value-type="float">
            <text:p>1.5919879331</text:p>
          </table:table-cell>
          <table:table-cell/>
          <table:table-cell table:style-name="ce3" office:value-type="float" office:value="1.59198793309576" calcext:value-type="float">
            <text:p>1.5919879331</text:p>
          </table:table-cell>
          <table:table-cell/>
          <table:table-cell table:style-name="ce3" office:value-type="float" office:value="0.999999999996518" calcext:value-type="float">
            <text:p>1</text:p>
          </table:table-cell>
          <table:table-cell table:style-name="ce3" office:value-type="float" office:value="-0.00000000000554400969576818" calcext:value-type="float">
            <text:p>-5.54400969576818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3.1440665550634" calcext:value-type="float">
            <text:p>3.1440665551</text:p>
          </table:table-cell>
          <table:table-cell/>
          <table:table-cell table:style-name="ce3" table:formula="of:=SQRT([.F24]*[.F24]+[.F25]*[.F25]+[.F26]*[.F26])" office:value-type="float" office:value="3.14406655506166" calcext:value-type="float">
            <text:p>3.1440665551</text:p>
          </table:table-cell>
          <table:table-cell/>
          <table:table-cell table:formula="of:=[.T25]/[.V25]" office:value-type="float" office:value="1.00000000000055" calcext:value-type="float">
            <text:p>1</text:p>
          </table:table-cell>
          <table:table-cell table:formula="of:=[.T25]-[.V25]" office:value-type="float" office:value="0.00000000000173416836446449" calcext:value-type="float">
            <text:p>1.73416836446449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37372173811374" calcext:value-type="float">
            <text:p>-1.37372173811374E-013</text:p>
          </table:table-cell>
          <table:table-cell/>
          <table:table-cell table:style-name="ce3" office:value-type="float" office:value="-0.00000000000014689970590471" calcext:value-type="float">
            <text:p>-1.4689970590471E-013</text:p>
          </table:table-cell>
          <table:table-cell/>
          <table:table-cell table:style-name="ce3" office:value-type="float" office:value="0.935142606074954" calcext:value-type="float">
            <text:p>0.9351426061</text:p>
          </table:table-cell>
          <table:table-cell table:style-name="ce3" office:value-type="float" office:value="9.52753209333517E-015" calcext:value-type="float">
            <text:p>9.5275320933351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9" calcext:value-type="float">
            <text:p>65.3288926392</text:p>
          </table:table-cell>
          <table:table-cell/>
          <table:table-cell table:style-name="ce3" office:value-type="float" office:value="65.3288926391802" calcext:value-type="float">
            <text:p>65.3288926392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1316282072803" calcext:value-type="float">
            <text:p>-2.131628207280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59" calcext:value-type="float">
            <text:p>59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25358069008" calcext:value-type="float">
            <text:p>232.5253580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25358070354" calcext:value-type="float">
            <text:p>232.525358070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2.525358070354" calcext:value-type="float">
            <text:p>-2.33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8143901372" calcext:value-type="float">
            <text:p>3775.58143901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81439015" calcext:value-type="float">
            <text:p>3775.58143901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5.581439015" calcext:value-type="float">
            <text:p>-3.78E+003</text:p>
          </table:table-cell>
          <table:table-cell/>
          <table:table-cell table:style-name="ce3" table:formula="of:=SQRT([.D33]*[.D33]+[.D34]*[.D34]+[.D35]*[.D35])" office:value-type="float" office:value="3782.73488956998" calcext:value-type="float">
            <text:p>3782.73488957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82.73488956998" calcext:value-type="float">
            <text:p>3782.7348895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44461339178726" calcext:value-type="float">
            <text:p>-3.44461339178726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68378782159146" calcext:value-type="float">
            <text:p>-3.68378782159146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368378782159146" calcext:value-type="float">
            <text:p>3.68E-0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2277276571" calcext:value-type="float">
            <text:p>-2.711222772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2277276044" calcext:value-type="float">
            <text:p>-2.711222772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22277276044" calcext:value-type="float">
            <text:p>2.71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8793309021" calcext:value-type="float">
            <text:p>1.59198793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8793309576" calcext:value-type="float">
            <text:p>1.591987933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9198793309576" calcext:value-type="float">
            <text:p>-1.59E+000</text:p>
          </table:table-cell>
          <table:table-cell/>
          <table:table-cell table:style-name="ce3" table:formula="of:=SQRT([.D36]*[.D36]+[.D37]*[.D37]+[.D38]*[.D38])" office:value-type="float" office:value="3.1440665550634" calcext:value-type="float">
            <text:p>3.1440665551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3.1440665550634" calcext:value-type="float">
            <text:p>3.144066555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37372173811374" calcext:value-type="float">
            <text:p>-1.37372173811374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4689970590471" calcext:value-type="float">
            <text:p>-1.4689970590471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4689970590471" calcext:value-type="float">
            <text:p>1.47E-0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9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80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802" calcext:value-type="float">
            <text:p>-6.53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25358069008" calcext:value-type="float">
            <text:p>232.5253580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8143901372" calcext:value-type="float">
            <text:p>3775.58143901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782.73488956998" calcext:value-type="float">
            <text:p>3782.73488957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82.73488956998" calcext:value-type="float">
            <text:p>3782.7348895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44461339178726" calcext:value-type="float">
            <text:p>-3.44461339178726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2277276571" calcext:value-type="float">
            <text:p>-2.711222772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8793309021" calcext:value-type="float">
            <text:p>1.59198793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3.1440665550634" calcext:value-type="float">
            <text:p>3.144066555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3.1440665550634" calcext:value-type="float">
            <text:p>3.144066555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37372173811374" calcext:value-type="float">
            <text:p>-1.37372173811374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9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25358070354" calcext:value-type="float">
            <text:p>232.525358070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2.525358070354" calcext:value-type="float">
            <text:p>-2.33E+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81439015" calcext:value-type="float">
            <text:p>3775.58143901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5.581439015" calcext:value-type="float">
            <text:p>-3.7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68378782159146" calcext:value-type="float">
            <text:p>-3.68378782159146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368378782159146" calcext:value-type="float">
            <text:p>3.68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2277276044" calcext:value-type="float">
            <text:p>-2.711222772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22277276044" calcext:value-type="float">
            <text:p>2.71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8793309576" calcext:value-type="float">
            <text:p>1.591987933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9198793309576" calcext:value-type="float">
            <text:p>-1.5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4689970590471" calcext:value-type="float">
            <text:p>-1.4689970590471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4689970590471" calcext:value-type="float">
            <text:p>1.4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80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802" calcext:value-type="float">
            <text:p>-6.53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74.5" calcext:value-type="float">
            <text:p>74.5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float" office:value="0" calcext:value-type="float">
            <text:p>0</text:p>
          </table:table-cell>
          <table:table-cell table:style-name="ce1" table:formula="of:=['End tol. 1e-14'.D6]" office:value-type="float" office:value="0" calcext:value-type="float">
            <text:p>0</text:p>
          </table:table-cell>
          <table:table-cell table:style-name="ce1" table:formula="of:=['End tol. 1e-14'.E6]" office:value-type="float" office:value="0" calcext:value-type="float">
            <text:p>0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2.522462802066" calcext:value-type="float">
            <text:p>232.5224628021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2.522462802066" calcext:value-type="float">
            <text:p>232.522462802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22462802232" calcext:value-type="float">
            <text:p>232.522462802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2.522462802232" calcext:value-type="float">
            <text:p>-2.3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775.57890166515" calcext:value-type="float">
            <text:p>3775.5789016652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775.57890166515" calcext:value-type="float">
            <text:p>3775.578901665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7890166537" calcext:value-type="float">
            <text:p>3775.578901665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775.57890166537" calcext:value-type="float">
            <text:p>-3.7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000000000364637566686924" calcext:value-type="float">
            <text:p>-3.64637566686924E-011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0.0000000000364637566686924" calcext:value-type="float">
            <text:p>-3.6463756668692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83444909222037" calcext:value-type="float">
            <text:p>-3.83444909222037E-011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383444909222037" calcext:value-type="float">
            <text:p>3.83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71123417990751" calcext:value-type="float">
            <text:p>-2.7112341799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71123417990751" calcext:value-type="float">
            <text:p>-2.711234179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3417990683" calcext:value-type="float">
            <text:p>-2.711234179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2.71123417990683" calcext:value-type="float">
            <text:p>2.7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59197701102003" calcext:value-type="float">
            <text:p>1.591977011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59197701102003" calcext:value-type="float">
            <text:p>1.591977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7701102091" calcext:value-type="float">
            <text:p>1.59197701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9197701102091" calcext:value-type="float">
            <text:p>-1.5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000000000145183354704295" calcext:value-type="float">
            <text:p>-1.45183354704295E-013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000000000145183354704295" calcext:value-type="float">
            <text:p>-1.4518335470429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52912762576724" calcext:value-type="float">
            <text:p>-1.52912762576724E-01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00152912762576724" calcext:value-type="float">
            <text:p>1.53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4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9" calcext:value-type="float">
            <text:p>0.0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22462802066" calcext:value-type="float">
            <text:p>232.5224628021</text:p>
          </table:table-cell>
          <table:table-cell/>
          <table:table-cell table:style-name="ce3" office:value-type="float" office:value="232.522462802232" calcext:value-type="float">
            <text:p>232.5224628022</text:p>
          </table:table-cell>
          <table:table-cell/>
          <table:table-cell table:style-name="ce3" office:value-type="float" office:value="0.999999999999284" calcext:value-type="float">
            <text:p>1</text:p>
          </table:table-cell>
          <table:table-cell table:style-name="ce3" office:value-type="float" office:value="-0.000000000166437530424446" calcext:value-type="float">
            <text:p>-1.6643753042444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7890166515" calcext:value-type="float">
            <text:p>3775.5789016652</text:p>
          </table:table-cell>
          <table:table-cell/>
          <table:table-cell table:style-name="ce3" office:value-type="float" office:value="3775.57890166537" calcext:value-type="float">
            <text:p>3775.5789016654</text:p>
          </table:table-cell>
          <table:table-cell/>
          <table:table-cell table:style-name="ce3" office:value-type="float" office:value="0.999999999999944" calcext:value-type="float">
            <text:p>1</text:p>
          </table:table-cell>
          <table:table-cell table:style-name="ce3" office:value-type="float" office:value="-0.000000000211002770811319" calcext:value-type="float">
            <text:p>-2.1100277081131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64637566686924" calcext:value-type="float">
            <text:p>-3.64637566686924E-011</text:p>
          </table:table-cell>
          <table:table-cell/>
          <table:table-cell table:style-name="ce3" office:value-type="float" office:value="-0.0000000000383444909222037" calcext:value-type="float">
            <text:p>-3.83444909222037E-011</text:p>
          </table:table-cell>
          <table:table-cell/>
          <table:table-cell table:style-name="ce3" office:value-type="float" office:value="0.950951643683911" calcext:value-type="float">
            <text:p>0.9509516437</text:p>
          </table:table-cell>
          <table:table-cell table:style-name="ce3" office:value-type="float" office:value="0.0000000000018807342535113" calcext:value-type="float">
            <text:p>1.880734253511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3417990751" calcext:value-type="float">
            <text:p>-2.7112341799</text:p>
          </table:table-cell>
          <table:table-cell/>
          <table:table-cell table:style-name="ce3" office:value-type="float" office:value="-2.71123417990683" calcext:value-type="float">
            <text:p>-2.7112341799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-0.000000000000684785561588797" calcext:value-type="float">
            <text:p>-6.8478556158879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7701102003" calcext:value-type="float">
            <text:p>1.591977011</text:p>
          </table:table-cell>
          <table:table-cell/>
          <table:table-cell table:style-name="ce3" office:value-type="float" office:value="1.59197701102091" calcext:value-type="float">
            <text:p>1.591977011</text:p>
          </table:table-cell>
          <table:table-cell/>
          <table:table-cell table:style-name="ce3" office:value-type="float" office:value="0.999999999999449" calcext:value-type="float">
            <text:p>1</text:p>
          </table:table-cell>
          <table:table-cell table:style-name="ce3" office:value-type="float" office:value="-0.000000000000877964367873574" calcext:value-type="float">
            <text:p>-8.77964367873574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45183354704295" calcext:value-type="float">
            <text:p>-1.45183354704295E-013</text:p>
          </table:table-cell>
          <table:table-cell/>
          <table:table-cell table:style-name="ce3" office:value-type="float" office:value="-0.000000000000152912762576724" calcext:value-type="float">
            <text:p>-1.52912762576724E-013</text:p>
          </table:table-cell>
          <table:table-cell/>
          <table:table-cell table:style-name="ce3" office:value-type="float" office:value="0.949452172976395" calcext:value-type="float">
            <text:p>0.949452173</text:p>
          </table:table-cell>
          <table:table-cell table:style-name="ce3" office:value-type="float" office:value="7.7294078724298E-015" calcext:value-type="float">
            <text:p>7.729407872429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65.3288926391784" calcext:value-type="float">
            <text:p>65.3288926392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8" calcext:value-type="float">
            <text:p>0.0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22462802066" calcext:value-type="float">
            <text:p>232.52246280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22462802232" calcext:value-type="float">
            <text:p>232.522462802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2.522462802232" calcext:value-type="float">
            <text:p>-2.3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7890166515" calcext:value-type="float">
            <text:p>3775.57890166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7890166537" calcext:value-type="float">
            <text:p>3775.578901665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775.57890166537" calcext:value-type="float">
            <text:p>-3.7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64637566686924" calcext:value-type="float">
            <text:p>-3.6463756668692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83444909222037" calcext:value-type="float">
            <text:p>-3.83444909222037E-011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383444909222037" calcext:value-type="float">
            <text:p>3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3417990751" calcext:value-type="float">
            <text:p>-2.71123417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3417990683" calcext:value-type="float">
            <text:p>-2.711234179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2.71123417990683" calcext:value-type="float">
            <text:p>2.7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7701102003" calcext:value-type="float">
            <text:p>1.591977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7701102091" calcext:value-type="float">
            <text:p>1.59197701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59197701102091" calcext:value-type="float">
            <text:p>-1.5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45183354704295" calcext:value-type="float">
            <text:p>-1.4518335470429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52912762576724" calcext:value-type="float">
            <text:p>-1.52912762576724E-01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00152912762576724" calcext:value-type="float">
            <text:p>1.5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2.522462802066" calcext:value-type="float">
            <text:p>232.52246280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775.57890166515" calcext:value-type="float">
            <text:p>3775.57890166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000000000364637566686924" calcext:value-type="float">
            <text:p>-3.64637566686924E-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71123417990751" calcext:value-type="float">
            <text:p>-2.71123417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59197701102003" calcext:value-type="float">
            <text:p>1.5919770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000000000145183354704295" calcext:value-type="float">
            <text:p>-1.45183354704295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2.522462802232" calcext:value-type="float">
            <text:p>232.522462802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2.522462802232" calcext:value-type="float">
            <text:p>-2.3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775.57890166537" calcext:value-type="float">
            <text:p>3775.578901665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775.57890166537" calcext:value-type="float">
            <text:p>-3.7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383444909222037" calcext:value-type="float">
            <text:p>-3.83444909222037E-011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383444909222037" calcext:value-type="float">
            <text:p>3.8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2.71123417990683" calcext:value-type="float">
            <text:p>-2.711234179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2.71123417990683" calcext:value-type="float">
            <text:p>2.7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9197701102091" calcext:value-type="float">
            <text:p>1.59197701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59197701102091" calcext:value-type="float">
            <text:p>-1.5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00152912762576724" calcext:value-type="float">
            <text:p>-1.52912762576724E-01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00152912762576724" calcext:value-type="float">
            <text:p>1.53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4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4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39:29.37121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7T09:26:49.729775548</dc:date>
    <dc:creator>Stacha Petrovic</dc:creator>
    <meta:editing-duration>P65DT21H10S</meta:editing-duration>
    <meta:editing-cycles>1175</meta:editing-cycles>
    <meta:document-statistic meta:table-count="8" meta:cell-count="3095" meta:object-count="0"/>
    <meta:user-defined meta:name="qrichtext">1</meta:user-defined>
  </office:meta>
</office:document-meta>
</file>